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~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"P-Please, no touching..."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~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~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~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～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that'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nothing more than suicide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Well, boredom is a part of life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I have some accounts to balance, so I'll be
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3+01:00</meta:creation-date>
    <dc:date>2019-12-07T13:0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